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Roboto" svg:font-family="Roboto,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6.6924in" table:align="left"/>
    </style:style>
    <style:style style:name="Tabelle1.A" style:family="table-column">
      <style:table-column-properties style:column-width="6.375in"/>
    </style:style>
    <style:style style:name="Tabelle1.B" style:family="table-column">
      <style:table-column-properties style:column-width="0.3174in"/>
    </style:style>
    <style:style style:name="Tabelle1.A1" style:family="table-cell">
      <style:table-cell-properties style:vertical-align="middle" fo:padding="0.0521in" fo:border="none"/>
    </style:style>
    <style:style style:name="P1" style:family="paragraph" style:parent-style-name="Heading_20_2">
      <style:paragraph-properties fo:margin-left="0in" fo:margin-right="0in" fo:margin-top="0in" fo:margin-bottom="0in" style:line-height-at-least="0.198in" fo:text-align="start" style:justify-single-word="false" fo:text-indent="0in" style:auto-text-indent="false" fo:padding="0in" fo:border="none"/>
    </style:style>
    <style:style style:name="P2" style:family="paragraph" style:parent-style-name="Table_20_Contents">
      <style:text-properties fo:font-size="2pt" style:font-size-asian="2pt" style:font-size-complex="2pt"/>
    </style:style>
    <style:style style:name="P3" style:family="paragraph" style:parent-style-name="Horizontal_20_Line">
      <style:paragraph-properties fo:margin-top="0in" fo:margin-bottom="0in" fo:text-align="start" style:justify-single-word="false" fo:padding="0in" fo:border="none"/>
      <style:text-properties style:font-name="inherit" fo:font-size="10.5pt" fo:font-weight="normal" style:font-name-asian="inherit" style:font-size-asian="10.5pt" style:font-weight-asian="normal" style:font-name-complex="inherit" style:font-size-complex="10.5pt" style:font-weight-complex="normal"/>
    </style:style>
    <style:style style:name="P4" style:family="paragraph" style:parent-style-name="Text_20_body">
      <style:text-properties fo:font-variant="normal" fo:text-transform="none" fo:color="#000000" style:font-name="Roboto" fo:font-size="10.5pt" fo:letter-spacing="normal" fo:font-style="normal" fo:font-weight="normal" style:font-name-asian="inherit" style:font-size-asian="10.5pt" style:font-weight-asian="normal" style:font-name-complex="inherit" style:font-size-complex="10.5pt" style:font-weight-complex="normal"/>
    </style:style>
    <style:style style:name="P5" style:family="paragraph" style:parent-style-name="Text_20_body">
      <style:paragraph-properties fo:margin-left="0in" fo:margin-right="0in" fo:margin-top="0in" fo:margin-bottom="0in" style:line-height-at-least="0.2083in" fo:text-align="start" style:justify-single-word="false" fo:widows="1" fo:text-indent="0in" style:auto-text-indent="false" fo:padding="0in" fo:border="none"/>
      <style:text-properties fo:font-variant="normal" fo:text-transform="none" fo:color="#000000" style:font-name="Roboto" fo:font-size="10.5pt" fo:letter-spacing="normal" fo:font-style="normal" fo:font-weight="normal"/>
    </style:style>
    <style:style style:name="P6" style:family="paragraph" style:parent-style-name="Text_20_body">
      <style:paragraph-properties fo:margin-left="0in" fo:margin-right="0in" fo:margin-top="0in" fo:margin-bottom="0in" style:line-height-at-least="0.2083in" fo:text-align="start" style:justify-single-word="false" fo:widows="1" fo:text-indent="0in" style:auto-text-indent="false" fo:padding="0in" fo:border="none"/>
      <style:text-properties fo:font-variant="normal" fo:text-transform="none" fo:color="#000000" fo:letter-spacing="normal"/>
    </style:style>
    <style:style style:name="P7" style:family="paragraph" style:parent-style-name="Text_20_body">
      <style:paragraph-properties fo:margin-left="0in" fo:margin-right="0in" fo:margin-top="0in" fo:margin-bottom="0in" style:line-height-at-least="0.2083in" fo:text-align="start" style:justify-single-word="false" fo:widows="1" fo:text-indent="0in" style:auto-text-indent="false" fo:padding="0in" fo:border="none"/>
      <style:text-properties fo:font-variant="normal" fo:text-transform="none" fo:color="#000000" style:font-name="inherit" fo:font-size="9pt" fo:letter-spacing="normal" fo:font-style="normal" fo:font-weight="bold"/>
    </style:style>
    <style:style style:name="P8" style:family="paragraph" style:parent-style-name="Text_20_body">
      <style:paragraph-properties fo:margin-left="0in" fo:margin-right="0in" fo:margin-top="0in" fo:margin-bottom="0in" style:line-height-at-least="0.2083in" fo:text-align="start" style:justify-single-word="false" fo:widows="1" fo:text-indent="0in" style:auto-text-indent="false" fo:padding="0in" fo:border="none"/>
    </style:style>
    <style:style style:name="T1" style:family="text">
      <style:text-properties fo:color="#000000" style:font-name="inherit" fo:font-size="14.25pt" fo:font-weight="normal"/>
    </style:style>
    <style:style style:name="T2" style:family="text">
      <style:text-properties fo:color="#000000" style:text-line-through-style="none" style:font-name="inherit" fo:font-size="14.25pt" style:text-underline-style="none" fo:font-weight="normal" style:text-blinking="false"/>
    </style:style>
    <style:style style:name="T3" style:family="text">
      <style:text-properties style:font-name="Roboto" fo:font-size="10.5pt" fo:font-style="normal" fo:font-weight="normal"/>
    </style:style>
    <style:style style:name="T4" style:family="text">
      <style:text-properties fo:font-variant="normal" fo:text-transform="none" fo:color="#000000" style:font-name="Roboto" fo:font-size="10.5pt" fo:letter-spacing="normal" fo:font-style="normal" fo:font-weight="normal"/>
    </style:style>
    <style:style style:name="T5" style:family="text">
      <style:text-properties fo:font-variant="normal" fo:text-transform="none" fo:color="#33cccc" style:text-line-through-style="none" style:font-name="inherit" fo:font-size="10.5pt" fo:letter-spacing="normal" fo:font-style="normal" style:text-underline-style="none" fo:font-weight="normal" style:text-blinking="false"/>
    </style:style>
    <style:style style:name="T6" style:family="text">
      <style:text-properties fo:font-variant="normal" fo:text-transform="none" fo:color="#003399" style:text-line-through-style="none" style:font-name="inherit" fo:font-size="10.5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ying out a hawkish foreign policy vision repudiating the Obama era, Sen. Marco Rubio declared in Manhattan today that America’s physical and ideological strength had “deteriorated” since Mr. Obama took office in 2009.</text:p>
      <text:p text:style-name="P5">Mr. Rubio, a Florida Republican and leading contender for president, said his foreign policy agenda would have three pillars: projecting American strength with more defense spending, more free trade, and a “proud advocacy” of American core values. In his prepared remarks, he also called Hillary Clinton, a top Democratic presidential contender, a “leader from yesterday.”</text:p>
      <text:p text:style-name="P5">Mr. Obama “entered office believing America was too hard on our adversaries, too engaged in too many places, and that if we just took a step back, did some ‘nation building at home’–ceding leadership to other countries–America would be better liked and the world better off,” Mr. Rubio said at a Council on Foreign Relations event.</text:p>
      <text:p text:style-name="P6"><draw:frame draw:style-name="fr1" draw:name="Rahmen1" text:anchor-type="paragraph" svg:width="6.6925in" draw:z-index="0"><draw:text-box fo:min-height="0in"><table:table table:name="Tabelle1" table:style-name="Tabelle1"><table:table-column table:style-name="Tabelle1.A"/><table:table-column table:style-name="Tabelle1.B"/><table:table-row><table:table-cell table:style-name="Tabelle1.A1" office:value-type="string"><text:p text:style-name="P3"/></table:table-cell><table:table-cell table:style-name="Tabelle1.A1" office:value-type="string"><text:p text:style-name="P2"/></table:table-cell></table:table-row></table:table></draw:text-box></draw:frame>“<text:span text:style-name="T3">He demonstrated a disregard for our moral purpose that at times flirted with disdain. He criticized America for having ‘arrogance’ and the audacity to ‘dictate our terms’ to other nations,” Mr. Rubio continued. “From his reset with Russia, to his open hand to Iran, to his unreciprocated opening to Cuba, he has embraced regimes that systematically oppose every principle our nation has long championed.”</text:span></text:p>
      <text:p text:style-name="P8"><text:span text:style-name="T4">Since entering the Senate in 2011, Mr. Rubio has </text:span><text:a xlink:type="simple" xlink:href="http://time.com/3856378/marco-rubio-foreign-policy-2016/" office:target-frame-name="_blank" xlink:show="new"><text:span text:style-name="T5">shifted his foreign policy positions to the right</text:span></text:a><text:span text:style-name="T4">, adopting many of the same muscular talking points of the Bush era GOP. In a Republican primary, his attacks on Mr. Obama’s various overseas initiatives, including normalizing relations with Communist Cuba and striking a tentative deal with Iran to limit their ability to build nuclear weapons, are popular. The emergence of the extremist Islamic State in the Middle East has given credence to the thought, in Republican circles, that Mr. Obama’s approach is feckless.</text:span></text:p>
      <text:p text:style-name="P5">Mr. Rubio praised former President John F. Kennedy, a Democrat, for his firm opposition to Soviet Russia during the Cold War. He, as expected, invoked Ronald Reagan, the Republican president who presided over the Cold War’s end.</text:p>
      <text:p text:style-name="P6">“<text:span text:style-name="T3">Since the end of the Cold War, the threats facing America have changed, but the need for American Strength has not. It has only grown more pressing as the world has grown more interconnected,” Mr. Rubio said.</text:span></text:p>
      <text:p text:style-name="P5">He chastised Mr. Obama for Russia’s invasion of Ukraine, the ongoing civil war in Syria and the rise of ISIS occurring under his watch. He pointed to China’s incursions in the South and East China seas. He blamed the president for North Korea’s nuclear arsenal and cyber-attacks launched on the United States and allies.</text:p>
      <text:p text:style-name="P6">“<text:span text:style-name="T3">Most threatening of all,” Mr. Rubio said, “we’ve seen Iran expand its influence throughout the Middle East and threaten to annihilate Israel as it moves closer to a nuclear weapons capability. The president’s proposed deal with Tehran will likely lead to a cascade of nuclear proliferation in the Middle East and could force Israel to take bold action to defend itself, making war with Iran even more likely.”</text:span></text:p>
      <text:p text:style-name="P5">In 2012, Mr. Rubio backed negotiations with Iran over their nuclear program. But the charismatic senator, just 43, sees a different path for himself now. He contrasted himself with Ms. Clinton, who served as Mr. Obama’s first secretary of state.</text:p>
      <text:p text:style-name="P6">“<text:span text:style-name="T3">We simply cannot afford to elect as our next president one of the leading agents of this administration’s foreign policy–a leader from yesterday whose tenure as Secretary of State was ineffective at best and dangerously negligent at worst,” he charged. “The stakes of tomorrow are too high to look to the failed leadership of yesterday.”</text:span></text:p>
      <text:section text:style-name="Sect1" text:name="attachment_503937">
        <text:p text:style-name="P7"/>
      </text:section>
      <text:p text:style-name="P5">Mr. Rubio said he would return defense spending to the baseline of the 2012 fiscal year, before sequestration cuts took effect. He bucked libertarians in his party, like Sen. Rand Paul of Kentucky, in calling for the full renewal of the Patriot Act.</text:p>
      <text:p text:style-name="P6"><text:soft-page-break/>“<text:span text:style-name="T3">Some will argue that with all the fiscal challenges facing our nation, we simply cannot afford to invest in our military,” Mr. Rubio said. “The truth is we cannot afford not to invest in it. We must remember that the defense budget is not the primary driver of our debt, and every time we try to cut a dollar from our military it seems to cost us several more just to make up for it.”</text:span></text:p>
      <text:p text:style-name="P5">Ironically, he found himself on the same side of Mr. Obama on the Trans-Pacific Partnership, a 12-nation Pacific Rim free-trade agreement . Many Democrats and labor unions oppose the agreement, arguing that it will lead to American job losses. Mr. Obama and Republicans champion the reduced barriers to trade as a boon to America and Asia.</text:p>
      <text:p text:style-name="P6">“<text:span text:style-name="T3">Those such as Secretary Clinton, who preach a message of international engagement and ‘smart power’ yet are not willing to stand up to special interests and support free trade, are either hypocritical or fail to grasp trade’s role as a tool of statecraft that can bolster our relationships with partners and create millions of American jobs,” Mr. Rubio said.</text:span></text:p>
      <text:p text:style-name="P5">Mr. Rubio preached an unabashed interventionist vision. He argued America, as a democracy, has a moral obligation to go overseas to free people from oppressive regimes. He warned of “radical Islam” as the “source of atrocities” in the Middle East.</text:p>
      <text:p text:style-name="P6">“<text:span text:style-name="T3">As president, I will support the spread of economic and political freedom, reinforce our alliances, resist efforts by large powers to subjugate their smaller neighbors, maintain a robust commitment to transparent and effective foreign assistance programs, and advance the rights of the vulnerable,” Mr. Rubio said.</text:span></text:p>
      <text:p text:style-name="P6">“<text:span text:style-name="T3">Every presidential candidate must be prepared to execute this duty,” he added. “And any who advocates averting our eyes from the dangers of the world must be prepared to explain, against six years of counter-evidence, how retrenchment and retreat will lead to a safer world.”</text:span></text:p>
      <text:p text:style-name="P6">“<text:span text:style-name="T3">They will not,” he said.</text:span></text:p>
      <text:p text:style-name="P8"><text:span text:style-name="T4"><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Roboto" svg:font-family="Roboto,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32S</meta:editing-duration>
    <meta:editing-cycles>3</meta:editing-cycles>
    <meta:generator>OpenOffice.org/3.4.1$Win32 OpenOffice.org_project/341m1$Build-9593</meta:generator>
    <dc:date>2015-05-17T23:38:53.74</dc:date>
    <meta:document-statistic meta:table-count="1" meta:image-count="0" meta:object-count="0" meta:page-count="2" meta:paragraph-count="20" meta:word-count="968" meta:character-count="5841"/>
    <meta:user-defined meta:name="Info 1"/>
    <meta:user-defined meta:name="Info 2"/>
    <meta:user-defined meta:name="Info 3"/>
    <meta:user-defined meta:name="Info 4"/>
  </office:meta>
</office:document-meta>
</file>